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cm" svg:height="3.4cm" svg:x="2.6cm" svg:y="2.8cm">
          <text:p text:style-name="P1">Memb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cm" svg:height="3.4cm" svg:x="11.9cm" svg:y="2.8cm">
          <text:p text:style-name="P1">Member's Par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cm" svg:height="3.4cm" svg:x="21.2cm" svg:y="2.8cm">
          <text:p text:style-name="P1">Scout L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cm" svg:height="3.4cm" svg:x="21.2cm" svg:y="9.6cm">
          <text:p text:style-name="P1">Databa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cm" svg:height="3.4cm" svg:x="12cm" svg:y="9.6cm">
          <text:p text:style-name="P1">Invoice Templat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cm" svg:height="3.4cm" svg:x="2.7cm" svg:y="9.6cm">
          <text:p text:style-name="P1">Printed Invoice</text:p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8.5cm" svg:y1="4.5cm" svg:x2="11.9cm" svg:y2="4.5cm">
            <text:p/>
          </draw:line>
          <draw:line draw:style-name="gr2" draw:text-style-name="P1" draw:layer="layout" svg:x1="8.5cm" svg:y1="3.8cm" svg:x2="9.2cm" svg:y2="4.5cm">
            <text:p/>
          </draw:line>
          <draw:line draw:style-name="gr2" draw:text-style-name="P1" draw:layer="layout" svg:x1="9.2cm" svg:y1="4.5cm" svg:x2="8.5cm" svg:y2="5.2cm">
            <text:p/>
          </draw:line>
        </draw:g>
        <draw:g>
          <draw:line draw:style-name="gr2" draw:text-style-name="P1" draw:layer="layout" svg:x1="17.8cm" svg:y1="4.5cm" svg:x2="21.2cm" svg:y2="4.5cm">
            <text:p/>
          </draw:line>
          <draw:line draw:style-name="gr2" draw:text-style-name="P1" draw:layer="layout" svg:x1="17.8cm" svg:y1="3.8cm" svg:x2="18.5cm" svg:y2="4.5cm">
            <text:p/>
          </draw:line>
          <draw:line draw:style-name="gr2" draw:text-style-name="P1" draw:layer="layout" svg:x1="18.5cm" svg:y1="4.5cm" svg:x2="17.8cm" svg:y2="5.2cm">
            <text:p/>
          </draw:line>
        </draw:g>
        <draw:line draw:style-name="gr2" draw:text-style-name="P1" draw:layer="layout" svg:x1="24.3cm" svg:y1="6.2cm" svg:x2="24.3cm" svg:y2="9.6cm">
          <text:p/>
        </draw:line>
        <draw:g>
          <draw:line draw:style-name="gr2" draw:text-style-name="P1" draw:layer="layout" svg:x1="17.9cm" svg:y1="11.4cm" svg:x2="21.3cm" svg:y2="11.4cm">
            <text:p/>
          </draw:line>
          <draw:line draw:style-name="gr2" draw:text-style-name="P1" draw:layer="layout" svg:x1="17.9cm" svg:y1="10.7cm" svg:x2="18.6cm" svg:y2="11.4cm">
            <text:p/>
          </draw:line>
          <draw:line draw:style-name="gr2" draw:text-style-name="P1" draw:layer="layout" svg:x1="18.6cm" svg:y1="11.4cm" svg:x2="17.9cm" svg:y2="12.1cm">
            <text:p/>
          </draw:line>
        </draw:g>
        <draw:line draw:style-name="gr2" draw:text-style-name="P1" draw:layer="layout" svg:x1="12cm" svg:y1="11.4cm" svg:x2="8.6cm" svg:y2="11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14:52:44.036000000</meta:creation-date>
    <dc:date>2014-10-03T14:58:15.897000000</dc:date>
    <meta:editing-duration>P0D</meta:editing-duration>
    <meta:editing-cycles>1</meta:editing-cycles>
    <meta:document-statistic meta:object-count="20"/>
    <meta:generator>LibreOffice/4.2.5.2$Windows_x86 LibreOffice_project/61cb170a04bb1f12e77c884eab9192be736ec5f5</meta:generator>
  </office:meta>
</office:document-meta>
</file>